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officeooo:rsid="00287fbe" officeooo:paragraph-rsid="00287fbe"/>
    </style:style>
    <style:style style:name="T1" style:family="text">
      <style:text-properties officeooo:rsid="00201316"/>
    </style:style>
    <style:style style:name="T2" style:family="text">
      <style:text-properties officeooo:rsid="002a03cf"/>
    </style:style>
    <style:style style:name="T3" style:family="text">
      <style:text-properties officeooo:rsid="002b5a14"/>
    </style:style>
    <style:style style:name="T4" style:family="text">
      <style:text-properties officeooo:rsid="002b9f1f"/>
    </style:style>
    <style:style style:name="T5" style:family="text">
      <style:text-properties officeooo:rsid="0032af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penAPI</text:h>
      <text:p text:style-name="P1"><text:tab/><text:span text:style-name="T1">É uma especificação para documentação de APIs REST por meio de um arquivo yml ou json que descreve a API. OpenAPI se tornou uma especificação em 2016, antes disso ela era parte do projeto Swagger. A partir de uma especificação é possível gerar testes, documentar e gerar código para consumir APIs.</text:span></text:p>
      <text:h text:style-name="Heading_20_2" text:outline-level="2">OpenAPI vs <text:span text:style-name="T5">Swagger</text:span>/Swagger-UI</text:h>
      <text:p text:style-name="P1"><text:tab/><text:span text:style-name="T4">Swagger é a uma lib que fornece ferramentas para implementar a especificação OpenAPI enquanto Swagger-UI é uma lib para renderizar arquivos OpenAPI em navegadores. Anteriormente OpenAPI era chamado de SwaggerAPI e por isso os dois podem ser confundidos.</text:span></text:p>
      <text:h text:style-name="Heading_20_2" text:outline-level="2">SpringDoc-OpenAPI</text:h>
      <text:p text:style-name="P2"><text:tab/>É uma lib Spring/Java que facilita a implementação de documentações OpenAPI para Java, ela suporta OpenAPI3, Swagger-UI, Spring Boot (1 e 2), OAuth2 <text:span text:style-name="T2">e JSR-303 (@NotNull, @Min, @Max e @Size). </text:span>Ela<text:span text:style-name="T3"> automaticamente gera documentação/arquivos de OpenAPI com base em anotaçõe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15T17:02:15.658000000</meta:creation-date>
    <meta:generator>LibreOffice/6.3.4.2$Windows_X86_64 LibreOffice_project/60da17e045e08f1793c57c00ba83cdfce946d0aa</meta:generator>
    <dc:date>2022-02-15T17:15:31.732000000</dc:date>
    <meta:editing-duration>PT13M5S</meta:editing-duration>
    <meta:editing-cycles>21</meta:editing-cycles>
    <meta:document-statistic meta:table-count="0" meta:image-count="0" meta:object-count="0" meta:page-count="1" meta:paragraph-count="6" meta:word-count="134" meta:character-count="876" meta:non-whitespace-character-count="745"/>
  </office:meta>
</office:document-meta>
</file>